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AA000000704A31F9AE708AF92E.png" manifest:media-type="image/png"/>
  <manifest:file-entry manifest:full-path="Pictures/10000001000003C9000000501D996F8876A1554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线条箭头_20_1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4" style:family="graphic" style:parent-style-name="standard">
      <style:graphic-properties draw:stroke="none" svg:stroke-color="#000000" draw:fill="none" draw:fill-color="#ffffff" fo:min-height="0.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51cm" fo:min-width="2.001cm" fo:wrap-option="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251cm" fo:min-width="2.751cm" fo:wrap-option="wrap"/>
      <style:paragraph-properties style:writing-mode="lr-tb"/>
    </style:style>
    <style:style style:name="gr7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marker-start="线条箭头_20_2" draw:marker-start-width="0.3cm" draw:marker-end="线条箭头_20_3" draw:marker-end-width="0.3cm" draw:textarea-vertical-align="middle"/>
    </style:style>
    <style:style style:name="gr9" style:family="graphic" style:parent-style-name="standard">
      <style:graphic-properties draw:marker-start="线条箭头_20_6" draw:marker-start-width="0.3cm" draw:marker-end="线条箭头_20_7" draw:marker-end-width="0.3cm" draw:textarea-vertical-align="middle"/>
    </style:style>
    <style:style style:name="gr10" style:family="graphic" style:parent-style-name="standard">
      <style:graphic-properties draw:marker-start="线条箭头_20_8" draw:marker-start-width="0.3cm" draw:marker-end="线条箭头_20_9" draw:marker-end-width="0.3cm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63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line draw:style-name="gr1" draw:text-style-name="P1" draw:layer="layout" svg:x1="3.5cm" svg:y1="5cm" svg:x2="16.5cm" svg:y2="5cm">
          <text:p/>
        </draw:line>
        <draw:frame draw:style-name="gr2" draw:text-style-name="P2" draw:layer="layout" svg:width="0.5cm" svg:height="0.962cm" svg:x="3.25cm" svg:y="5.5cm">
          <draw:text-box>
            <text:p>0</text:p>
          </draw:text-box>
        </draw:frame>
        <draw:custom-shape draw:style-name="gr3" draw:text-style-name="P3" draw:layer="layout" svg:width="0.25cm" svg:height="0.25cm" svg:x="3.45cm" svg:y="4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2" draw:layer="layout" svg:width="1.25cm" svg:height="0.962cm" svg:x="3.2cm" svg:y="5.35cm">
          <draw:text-box>
            <text:p>0</text:p>
          </draw:text-box>
        </draw:frame>
        <draw:custom-shape draw:style-name="gr3" draw:text-style-name="P3" draw:layer="layout" svg:width="0.25cm" svg:height="0.25cm" svg:x="11.751cm" svg:y="4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cm" svg:height="0.25cm" svg:x="14.652cm" svg:y="4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cm" svg:height="0.25cm" svg:x="9.953cm" svg:y="4.9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2" draw:layer="layout" svg:width="1.5cm" svg:height="0.962cm" svg:x="11.25cm" svg:y="5.3cm">
          <draw:text-box>
            <text:p>78</text:p>
          </draw:text-box>
        </draw:frame>
        <draw:frame draw:style-name="gr4" draw:text-style-name="P2" draw:layer="layout" svg:width="1.25cm" svg:height="0.962cm" svg:x="9.5cm" svg:y="5.3cm">
          <draw:text-box>
            <text:p>64</text:p>
          </draw:text-box>
        </draw:frame>
        <draw:frame draw:style-name="gr2" draw:text-style-name="P2" draw:layer="layout" svg:width="1.75cm" svg:height="0.962cm" svg:x="14.25cm" svg:y="5.3cm">
          <draw:text-box>
            <text:p>98</text:p>
          </draw:text-box>
        </draw:frame>
        <draw:custom-shape draw:style-name="gr5" draw:text-style-name="P3" draw:layer="layout" svg:width="2.5cm" svg:height="1.5cm" svg:x="1.5cm" svg:y="2.5cm">
          <text:p text:style-name="P3">head</text:p>
          <draw:enhanced-geometry svg:viewBox="0 0 21600 21600" draw:glue-points="10800 0 0 10800 10800 21600 21600 10800 ?f40 ?f41" draw:text-areas="0 0 21600 21600" draw:type="rectangular-callout" draw:modifiers="17704.9180327869 34148.4343770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3.25cm" svg:height="1.5cm" svg:x="14.75cm" svg:y="2.5cm">
          <text:p text:style-name="P3">ICMP</text:p>
          <text:p text:style-name="P3">paylaod</text:p>
          <draw:enhanced-geometry svg:viewBox="0 0 21600 21600" draw:glue-points="10800 0 0 10800 10800 21600 21600 10800 ?f40 ?f41" draw:text-areas="0 0 21600 21600" draw:type="rectangular-callout" draw:modifiers="292.340818209782 36364.55696202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2.5cm" svg:height="1.5cm" svg:x="8cm" svg:y="2.5cm">
          <text:p text:style-name="P3">Eth header</text:p>
          <draw:enhanced-geometry svg:viewBox="0 0 21600 21600" draw:glue-points="10800 0 0 10800 10800 21600 21600 10800 ?f40 ?f41" draw:text-areas="0 0 21600 21600" draw:type="rectangular-callout" draw:modifiers="17704.9180327869 34148.4343770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2.5cm" svg:height="1.5cm" svg:x="11.25cm" svg:y="2.5cm">
          <text:p text:style-name="P3">IP header</text:p>
          <draw:enhanced-geometry svg:viewBox="0 0 21600 21600" draw:glue-points="10800 0 0 10800 10800 21600 21600 10800 ?f40 ?f41" draw:text-areas="0 0 21600 21600" draw:type="rectangular-callout" draw:modifiers="5665.5737704918 36997.73484343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3" draw:layer="layout" svg:width="17.249cm" svg:height="1.423cm" svg:x="2.001cm" svg:y="6.577cm">
          <draw:image xlink:href="Pictures/10000001000003C9000000501D996F8876A15544.png" xlink:type="simple" xlink:show="embed" xlink:actuate="onLoad" draw:mime-type="image/png">
            <text:p/>
          </draw:image>
        </draw:frame>
        <draw:line draw:style-name="gr1" draw:text-style-name="P1" draw:layer="layout" svg:x1="4cm" svg:y1="12.25cm" svg:x2="17cm" svg:y2="12.25cm">
          <text:p/>
        </draw:line>
        <draw:custom-shape draw:style-name="gr3" draw:text-style-name="P3" draw:layer="layout" svg:width="0.25cm" svg:height="0.25cm" svg:x="3.95cm" svg:y="12.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2" draw:layer="layout" svg:width="1.25cm" svg:height="0.962cm" svg:x="3.7cm" svg:y="12.6cm">
          <draw:text-box>
            <text:p>0</text:p>
          </draw:text-box>
        </draw:frame>
        <draw:custom-shape draw:style-name="gr3" draw:text-style-name="P3" draw:layer="layout" svg:width="0.25cm" svg:height="0.25cm" svg:x="12.251cm" svg:y="12.1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cm" svg:height="0.25cm" svg:x="15.152cm" svg:y="12.1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cm" svg:height="0.25cm" svg:x="10.653cm" svg:y="12.1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2" draw:layer="layout" svg:width="1.5cm" svg:height="0.962cm" svg:x="11.75cm" svg:y="12.55cm">
          <draw:text-box>
            <text:p>78</text:p>
          </draw:text-box>
        </draw:frame>
        <draw:frame draw:style-name="gr2" draw:text-style-name="P2" draw:layer="layout" svg:width="1.75cm" svg:height="0.962cm" svg:x="14.75cm" svg:y="12.55cm">
          <draw:text-box>
            <text:p>98</text:p>
          </draw:text-box>
        </draw:frame>
        <draw:custom-shape draw:style-name="gr5" draw:text-style-name="P3" draw:layer="layout" svg:width="2.5cm" svg:height="1.5cm" svg:x="2cm" svg:y="9.75cm">
          <text:p text:style-name="P3">head</text:p>
          <draw:enhanced-geometry svg:viewBox="0 0 21600 21600" draw:glue-points="10800 0 0 10800 10800 21600 21600 10800 ?f40 ?f41" draw:text-areas="0 0 21600 21600" draw:type="rectangular-callout" draw:modifiers="17704.9180327869 34148.4343770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3.25cm" svg:height="1.5cm" svg:x="15.25cm" svg:y="9.75cm">
          <text:p text:style-name="P3">Inner</text:p>
          <text:p text:style-name="P3">transport</text:p>
          <draw:enhanced-geometry svg:viewBox="0 0 21600 21600" draw:glue-points="10800 0 0 10800 10800 21600 21600 10800 ?f40 ?f41" draw:text-areas="0 0 21600 21600" draw:type="rectangular-callout" draw:modifiers="292.340818209782 36364.55696202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3.25cm" svg:height="1.5cm" svg:x="8.2cm" svg:y="9.75cm">
          <text:p text:style-name="P3">transpost</text:p>
          <draw:enhanced-geometry svg:viewBox="0 0 21600 21600" draw:glue-points="10800 0 0 10800 10800 21600 21600 10800 ?f40 ?f41" draw:text-areas="0 0 21600 21600" draw:type="rectangular-callout" draw:modifiers="17447.4315595201 35472.35176548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3.25cm" svg:height="1.5cm" svg:x="11.75cm" svg:y="9.75cm">
          <text:p text:style-name="P3">Inner</text:p>
          <text:p text:style-name="P3">IP header</text:p>
          <draw:enhanced-geometry svg:viewBox="0 0 21600 21600" draw:glue-points="10800 0 0 10800 10800 21600 21600 10800 ?f40 ?f41" draw:text-areas="0 0 21600 21600" draw:type="rectangular-callout" draw:modifiers="4358.53583512765 36997.73484343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2" draw:layer="layout" svg:width="1.25cm" svg:height="0.962cm" svg:x="10.2cm" svg:y="12.538cm">
          <draw:text-box>
            <text:p>62</text:p>
          </draw:text-box>
        </draw:frame>
        <draw:custom-shape draw:style-name="gr3" draw:text-style-name="P3" draw:layer="layout" svg:width="0.25cm" svg:height="0.25cm" svg:x="7.754cm" svg:y="12.1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draw:layer="layout" svg:width="3.25cm" svg:height="1.5cm" svg:x="4.801cm" svg:y="9.733cm">
          <text:p text:style-name="P3">IP header</text:p>
          <draw:enhanced-geometry svg:viewBox="0 0 21600 21600" draw:glue-points="10800 0 0 10800 10800 21600 21600 10800 ?f40 ?f41" draw:text-areas="0 0 21600 21600" draw:type="rectangular-callout" draw:modifiers="19965.5490618271 36033.57761492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2" draw:layer="layout" svg:width="2cm" svg:height="0.962cm" svg:x="7.3cm" svg:y="12.5cm">
          <draw:text-box>
            <text:p>42</text:p>
          </draw:text-box>
        </draw:frame>
        <draw:line draw:style-name="gr8" draw:text-style-name="P3" draw:layer="layout" svg:x1="7.75cm" svg:y1="13.75cm" svg:x2="10.75cm" svg:y2="13.75cm">
          <text:p/>
        </draw:line>
        <draw:line draw:style-name="gr9" draw:text-style-name="P3" draw:layer="layout" svg:x1="10.75cm" svg:y1="14.15cm" svg:x2="12.5cm" svg:y2="14.15cm">
          <text:p/>
        </draw:line>
        <draw:line draw:style-name="gr10" draw:text-style-name="P3" draw:layer="layout" svg:x1="12.5cm" svg:y1="13.55cm" svg:x2="15.25cm" svg:y2="13.55cm">
          <text:p/>
        </draw:line>
        <draw:frame draw:style-name="gr11" draw:text-style-name="P2" draw:layer="layout" svg:width="3.5cm" svg:height="1.75cm" svg:x="8cm" svg:y="13.95cm">
          <draw:text-box>
            <text:p>外层IP</text:p>
          </draw:text-box>
        </draw:frame>
        <draw:frame draw:style-name="gr12" draw:text-style-name="P2" draw:layer="layout" svg:width="3cm" svg:height="1.881cm" svg:x="10.65cm" svg:y="14.3cm">
          <draw:text-box>
            <text:p>esp头</text:p>
          </draw:text-box>
        </draw:frame>
        <draw:frame draw:style-name="gr11" draw:text-style-name="P2" draw:layer="layout" svg:width="3.5cm" svg:height="1.75cm" svg:x="13cm" svg:y="13.75cm">
          <draw:text-box>
            <text:p>内层IP</text:p>
          </draw:text-box>
        </draw:frame>
        <draw:frame draw:style-name="gr7" draw:text-style-name="P3" draw:layer="layout" svg:width="18.999cm" svg:height="2.267cm" svg:x="1cm" svg:y="15.233cm">
          <draw:image xlink:href="Pictures/10000001000003AA000000704A31F9AE708AF92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线条箭头_20_1" draw:display-name="线条箭头 1" svg:viewBox="0 0 20 20" svg:d="M0 20l10-20 10 20z"/>
    <draw:marker draw:name="线条箭头_20_2" draw:display-name="线条箭头 2" svg:viewBox="0 0 20 20" svg:d="M0 20l10-20 10 20z"/>
    <draw:marker draw:name="线条箭头_20_3" draw:display-name="线条箭头 3" svg:viewBox="0 0 20 20" svg:d="M0 20l10-20 10 20z"/>
    <draw:marker draw:name="线条箭头_20_6" draw:display-name="线条箭头 6" svg:viewBox="0 0 20 20" svg:d="M0 20l10-20 10 20z"/>
    <draw:marker draw:name="线条箭头_20_7" draw:display-name="线条箭头 7" svg:viewBox="0 0 20 20" svg:d="M0 20l10-20 10 20z"/>
    <draw:marker draw:name="线条箭头_20_8" draw:display-name="线条箭头 8" svg:viewBox="0 0 20 20" svg:d="M0 20l10-20 10 20z"/>
    <draw:marker draw:name="线条箭头_20_9" draw:display-name="线条箭头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16:08:27.569858277</meta:creation-date>
    <dc:date>2023-12-21T17:15:44.928113471</dc:date>
    <meta:editing-duration>PT1H7M20S</meta:editing-duration>
    <meta:editing-cycles>1</meta:editing-cycles>
    <meta:document-statistic meta:object-count="38"/>
    <meta:generator>LibreOffice/7.4.7.2$Linux_X86_64 LibreOffice_project/40$Build-2</meta:generator>
  </office:meta>
</office:document-meta>
</file>